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5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ent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Check Dat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string" calcext:value-type="string">
            <text:p>5,62547</text:p>
          </table:table-cell>
          <table:table-cell office:value-type="string" calcext:value-type="string">
            <text:p>54,374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float" office:value="6.636276" calcext:value-type="float">
            <text:p>6.636276</text:p>
          </table:table-cell>
          <table:table-cell office:value-type="float" office:value="53.36372" calcext:value-type="float">
            <text:p>53.3637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xperiment failed 03.10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string" calcext:value-type="string">
            <text:p>7,015119</text:p>
          </table:table-cell>
          <table:table-cell office:value-type="string" calcext:value-type="string">
            <text:p>52,9848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xperiment success 05.10 (No update)</text:p>
          </table:table-cell>
        </table:table-row>
        <table:table-row table:style-name="ro1">
          <table:table-cell office:value-type="string" calcext:value-type="string">
            <text:p>b8ad-468e-8722-9523ffe934df</text:p>
          </table:table-cell>
          <table:table-cell office:value-type="float" office:value="9.020419" calcext:value-type="float">
            <text:p>9.020419</text:p>
          </table:table-cell>
          <table:table-cell office:value-type="float" office:value="50.97958" calcext:value-type="float">
            <text:p>50.97958</text:p>
          </table:table-cell>
          <table:table-cell office:value-type="float" office:value="60" calcext:value-type="float">
            <text:p>60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Check after experiment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11:26:13.544441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1:22:09.300174825</meta:creation-date>
    <dc:date>2017-11-07T11:27:20.608402455</dc:date>
    <meta:editing-duration>PT5M5S</meta:editing-duration>
    <meta:editing-cycles>2</meta:editing-cycles>
    <meta:generator>LibreOffice/5.3.1.2$Linux_X86_64 LibreOffice_project/30m0$Build-2</meta:generator>
    <meta:document-statistic meta:table-count="1" meta:cell-count="27" meta:object-count="0"/>
  </office:meta>
</office:document-meta>
</file>